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" officeooo:rsid="00136cd1" officeooo:paragraph-rsid="00136cd1"/>
    </style:style>
    <style:style style:name="P3" style:family="paragraph" style:parent-style-name="Standard">
      <style:paragraph-properties fo:text-align="start" style:justify-single-word="false"/>
      <style:text-properties style:font-name="times" fo:font-weight="bold" officeooo:rsid="00136cd1" officeooo:paragraph-rsid="00136cd1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" fo:font-weight="bold" officeooo:rsid="00136cd1" officeooo:paragraph-rsid="00136cd1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" fo:font-weight="bold" officeooo:paragraph-rsid="00136cd1"/>
    </style:style>
    <style:style style:name="P6" style:family="paragraph" style:parent-style-name="Standard">
      <style:paragraph-properties fo:text-align="center" style:justify-single-word="false"/>
      <style:text-properties style:font-name="times" fo:font-size="18pt" officeooo:rsid="00136cd1" officeooo:paragraph-rsid="00136cd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" fo:font-size="18pt" fo:font-weight="bold" officeooo:rsid="00136cd1" officeooo:paragraph-rsid="00136cd1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times" officeooo:rsid="00173ad7" officeooo:paragraph-rsid="00173ad7"/>
    </style:style>
    <style:style style:name="P9" style:family="paragraph" style:parent-style-name="Text_20_body">
      <style:text-properties officeooo:paragraph-rsid="00156b65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Heading_20_2">
      <style:text-properties style:font-name="times" officeooo:rsid="00156b65" officeooo:paragraph-rsid="00156b65"/>
    </style:style>
    <style:style style:name="P12" style:family="paragraph" style:parent-style-name="Heading_20_2">
      <style:text-properties style:font-name="times" officeooo:rsid="00173ad7" officeooo:paragraph-rsid="00173ad7"/>
    </style:style>
    <style:style style:name="P13" style:family="paragraph" style:parent-style-name="Text_20_body" style:list-style-name="L1">
      <style:text-properties style:font-name="times" officeooo:rsid="00156b65" officeooo:paragraph-rsid="00156b65"/>
    </style:style>
    <style:style style:name="P14" style:family="paragraph" style:parent-style-name="Text_20_body" style:list-style-name="L2">
      <style:text-properties style:font-name="times" officeooo:rsid="00156b65" officeooo:paragraph-rsid="00156b65"/>
    </style:style>
    <style:style style:name="P15" style:family="paragraph" style:parent-style-name="Text_20_body" style:list-style-name="L2">
      <style:text-properties style:font-name="times" fo:font-weight="normal" officeooo:rsid="00156b65" officeooo:paragraph-rsid="00156b65" style:font-weight-asian="normal" style:font-weight-complex="normal"/>
    </style:style>
    <style:style style:name="P16" style:family="paragraph" style:parent-style-name="Text_20_body" style:list-style-name="L3">
      <style:text-properties style:font-name="times" officeooo:rsid="00173ad7" officeooo:paragraph-rsid="00173ad7"/>
    </style:style>
    <style:style style:name="P17" style:family="paragraph" style:parent-style-name="Text_20_body" style:list-style-name="L4">
      <style:text-properties style:font-name="times" officeooo:rsid="00173ad7" officeooo:paragraph-rsid="00173ad7"/>
    </style:style>
    <style:style style:name="P18" style:family="paragraph" style:parent-style-name="Text_20_body" style:list-style-name="L2">
      <style:text-properties officeooo:rsid="00156b65" officeooo:paragraph-rsid="00156b65"/>
    </style:style>
    <style:style style:name="P19" style:family="paragraph" style:parent-style-name="Text_20_body" style:list-style-name="L3">
      <style:text-properties officeooo:rsid="00156b65" officeooo:paragraph-rsid="00156b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officeooo:rsid="00136cd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6cd1" style:font-weight-asian="normal" style:font-weight-complex="normal"/>
    </style:style>
    <style:style style:name="T6" style:family="text">
      <style:text-properties style:font-name="times"/>
    </style:style>
    <style:style style:name="T7" style:family="text">
      <style:text-properties style:font-name="times" fo:font-weight="bold" officeooo:rsid="00136cd1" style:font-weight-asian="bold" style:font-weight-complex="bold"/>
    </style:style>
    <style:style style:name="T8" style:family="text">
      <style:text-properties style:font-name="times" officeooo:rsid="00136cd1"/>
    </style:style>
    <style:style style:name="T9" style:family="text">
      <style:text-properties style:font-name="times" officeooo:rsid="00156b65"/>
    </style:style>
    <style:style style:name="T10" style:family="text">
      <style:text-properties style:font-name="times" fo:font-weight="normal" style:font-weight-asian="normal" style:font-weight-complex="normal"/>
    </style:style>
    <style:style style:name="T11" style:family="text">
      <style:text-properties style:font-name="times" fo:font-weight="normal" officeooo:rsid="00136cd1" style:font-weight-asian="normal" style:font-weight-complex="normal"/>
    </style:style>
    <style:style style:name="T12" style:family="text">
      <style:text-properties style:font-name="times" officeooo:rsid="00173a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 Script</text:p>
      <text:p text:style-name="P6"><text:span text:style-name="T1"/></text:p>
      <text:h text:style-name="P10" text:outline-level="2"><text:span text:style-name="T7">Test Case ID :-</text:span><text:span text:style-name="T8"> </text:span><text:span text:style-name="T7">TC001</text:span></text:h>
      <text:p text:style-name="P2"><text:span text:style-name="T1">API Name :-</text:span> Get Product List</text:p>
      <text:p text:style-name="P5"><text:span text:style-name="T3">API URL :- </text:span><text:a xlink:type="simple" xlink:href="https://fakestoreapi.com/products" text:style-name="Internet_20_link" text:visited-style-name="Visited_20_Internet_20_Link"><text:span text:style-name="T5">https://fakestoreapi.com/products</text:span></text:a></text:p>
      <text:p text:style-name="P4"><text:span text:style-name="T2">Method :-</text:span><text:span text:style-name="T4"> GET</text:span></text:p>
      <text:h text:style-name="P11" text:outline-level="2">Preconditions :-</text:h>
      <text:list text:style-name="L1">
        <text:list-item>
          <text:p text:style-name="P13">The server is running.</text:p>
        </text:list-item>
        <text:list-item>
          <text:p text:style-name="P13">Internet connection is available.</text:p>
        </text:list-item>
        <text:list-item>
          <text:p text:style-name="P13">User has access to API(no Auth is required).</text:p>
        </text:list-item>
      </text:list>
      <text:h text:style-name="P11" text:outline-level="2">Test Steps:-</text:h>
      <text:list text:style-name="L2">
        <text:list-item>
          <text:list>
            <text:list-item>
              <text:p text:style-name="P14">Open Postman.</text:p>
            </text:list-item>
            <text:list-item>
              <text:p text:style-name="P14">Select GET Method.</text:p>
            </text:list-item>
            <text:list-item>
              <text:p text:style-name="P18"><text:span text:style-name="T6">Enter URL : <text:s/></text:span><text:a xlink:type="simple" xlink:href="https://fakestoreapi.com/products" text:style-name="Internet_20_link" text:visited-style-name="Visited_20_Internet_20_Link"><text:span text:style-name="T11">https://fakestoreapi.com/products</text:span></text:a></text:p>
            </text:list-item>
            <text:list-item>
              <text:p text:style-name="P18"><text:span text:style-name="T11">C</text:span><text:span text:style-name="T10">lick Send .</text:span></text:p>
            </text:list-item>
            <text:list-item>
              <text:p text:style-name="P15">Observe response.</text:p>
            </text:list-item>
          </text:list>
        </text:list-item>
      </text:list>
      <text:h text:style-name="P11" text:outline-level="2">What to Check :-</text:h>
      <text:list text:style-name="L3">
        <text:list-item>
          <text:p text:style-name="P19"><text:span text:style-name="T6">Status </text:span><text:span text:style-name="T12">Code = 200 OK</text:span></text:p>
        </text:list-item>
        <text:list-item>
          <text:p text:style-name="P16">Response time should be less than 300ms.</text:p>
        </text:list-item>
        <text:list-item>
          <text:p text:style-name="P16">Response body contains JSON with product fields (id,title,price,description,category,image,rating)</text:p>
        </text:list-item>
      </text:list>
      <text:h text:style-name="P12" text:outline-level="2">Expected Results :-</text:h>
      <text:list text:style-name="L4">
        <text:list-item>
          <text:p text:style-name="P17">API should return a 200 OK status.</text:p>
        </text:list-item>
        <text:list-item>
          <text:p text:style-name="P17">Response time should be under 300ms.</text:p>
        </text:list-item>
        <text:list-item>
          <text:p text:style-name="P17">Valid data should be displayed</text:p>
          <text:p text:style-name="P17">{</text:p>
          <text:p text:style-name="P17">id = numeric;</text:p>
          <text:p text:style-name="P17">title = string;</text:p>
          <text:p text:style-name="P17">price = numeric;</text:p>
          <text:p text:style-name="P17"><text:soft-page-break/>category = string;</text:p>
          <text:p text:style-name="P17">image = png formate;</text:p>
          <text:p text:style-name="P17">rating = numeric;</text:p>
          <text:p text:style-name="P17">}</text:p>
        </text:list-item>
      </text:list>
      <text:p text:style-name="P8"><text:s/></text:p>
      <text:p text:style-name="P9"><text:span text:style-name="T9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6:03:44.575775860</meta:creation-date>
    <dc:date>2025-06-04T16:44:44.793607409</dc:date>
    <meta:editing-duration>PT8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142" meta:character-count="772" meta:non-whitespace-character-count="681"/>
  </office:meta>
</office:document-meta>
</file>